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érique</text:p>
          </table:table-cell>
          <table:table-cell office:value-type="string" calcext:value-type="string">
            <text:p>இது உரை ஆகும்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வணக்கம்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Ütz awäc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lut 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ta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-00-0000</text:date>, <text:time style:data-style-name="N2" text:time-value="16:22:33.1732244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14T14:51:46.996896642</meta:creation-date>
    <dc:date>2021-09-15T16:22:42.786446893</dc:date>
    <meta:editing-duration>PT1M15S</meta:editing-duration>
    <meta:editing-cycles>2</meta:editing-cycles>
    <meta:generator>LibreOfficeDev/7.2.0.0.beta1$MacOSX_X86_64 LibreOffice_project/c6974f7afec4cd5195617ae48c6ef9aacfe85ddd</meta:generator>
    <meta:document-statistic meta:table-count="1" meta:cell-count="8" meta:object-count="0"/>
  </office:meta>
</office:document-meta>
</file>